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10000000E14F01B76D24665BB.png" manifest:media-type="image/png"/>
  <manifest:file-entry manifest:full-path="Pictures/100002010000007F0000001F20F8E60042CF4358.png" manifest:media-type="image/png"/>
  <manifest:file-entry manifest:full-path="Pictures/10000798000000FD0000014DBDF55AB0AFABAF18.svg" manifest:media-type="image/svg+xml"/>
  <manifest:file-entry manifest:full-path="Pictures/10000201000000320000000EDE7A5A4589486DF5.png" manifest:media-type="image/png"/>
  <manifest:file-entry manifest:full-path="Pictures/100002010000000A0000000DE11F3A9D715B91E7.png" manifest:media-type="image/png"/>
  <manifest:file-entry manifest:full-path="Pictures/10000CAC00000110000000D3C6FC0D6CB471D9C2.svg" manifest:media-type="image/svg+xml"/>
  <manifest:file-entry manifest:full-path="Pictures/10000A5E00000158000000EB6C4EDE9E306BC169.svg" manifest:media-type="image/svg+xml"/>
  <manifest:file-entry manifest:full-path="Pictures/100002010000007F00000011AB844CABF6E83568.png" manifest:media-type="image/png"/>
  <manifest:file-entry manifest:full-path="Pictures/100002010000000A00000008120A38328B2DB46B.png" manifest:media-type="image/png"/>
  <manifest:file-entry manifest:full-path="Pictures/100002010000007100000011C5A8793017EAFA6C.png" manifest:media-type="image/png"/>
  <manifest:file-entry manifest:full-path="Pictures/10004B3A00000BA6000001BF9ED3C436770050CE.svg" manifest:media-type="image/svg+xml"/>
  <manifest:file-entry manifest:full-path="Pictures/1000167F000003610000017A7E15C3B8BBEEB521.svg" manifest:media-type="image/svg+xml"/>
  <manifest:file-entry manifest:full-path="Pictures/100002010000000D0000000936DD6A87FFF91D01.png" manifest:media-type="image/png"/>
  <manifest:file-entry manifest:full-path="Pictures/100025C1000005320000017AB6A8221085145CF1.svg" manifest:media-type="image/svg+xml"/>
  <manifest:file-entry manifest:full-path="Pictures/10006311000010E700000207D0BE87B25F0130B1.svg" manifest:media-type="image/svg+xml"/>
  <manifest:file-entry manifest:full-path="Pictures/10000201000000A4000000141A295C7BE5D130C2.png" manifest:media-type="image/png"/>
  <manifest:file-entry manifest:full-path="Pictures/100002010000003F0000000D3CF7AC29D16F95C1.png" manifest:media-type="image/png"/>
  <manifest:file-entry manifest:full-path="Pictures/1000265C00000A340000018B415E510A17383EDB.svg" manifest:media-type="image/svg+xml"/>
  <manifest:file-entry manifest:full-path="Pictures/10001A86000003190000017A2DB4E7C0C008ADE0.svg" manifest:media-type="image/svg+xml"/>
  <manifest:file-entry manifest:full-path="Pictures/100002010000001E0000000E4F8A04FE4A2E6F45.png" manifest:media-type="image/png"/>
  <manifest:file-entry manifest:full-path="Pictures/10000F0700000160000000EDD02C3F4DF7661D9E.svg" manifest:media-type="image/svg+xml"/>
  <manifest:file-entry manifest:full-path="Pictures/100002010000000D00000009707CEAED7380B568.png" manifest:media-type="image/png"/>
  <manifest:file-entry manifest:full-path="Pictures/1000645B00000F200000017A439A2C3105CAD1AD.svg" manifest:media-type="image/svg+xml"/>
  <manifest:file-entry manifest:full-path="Pictures/10000201000000920000000E8290685382174C02.png" manifest:media-type="image/png"/>
  <manifest:file-entry manifest:full-path="Pictures/10002266000003B60000017A40308545F41E3650.svg" manifest:media-type="image/svg+xml"/>
  <manifest:file-entry manifest:full-path="Pictures/10000201000000240000000EF647D36C6F0E5864.png" manifest:media-type="image/png"/>
  <manifest:file-entry manifest:full-path="Pictures/1000342900000D230000033995DCC6F0F147326B.svg" manifest:media-type="image/svg+xml"/>
  <manifest:file-entry manifest:full-path="Pictures/10000201000000630000000FE99CA0C3E7CB8248.png" manifest:media-type="image/png"/>
  <manifest:file-entry manifest:full-path="Pictures/100029A40000068B0000015F5D3EE0E04E58DB89.svg" manifest:media-type="image/svg+xml"/>
  <manifest:file-entry manifest:full-path="Pictures/1000403300000D2B000001CDDE7285222FB9756A.svg" manifest:media-type="image/svg+xml"/>
  <manifest:file-entry manifest:full-path="Pictures/100028B200000AB60000017A4F00FC6DACAFCD61.svg" manifest:media-type="image/svg+xml"/>
  <manifest:file-entry manifest:full-path="Pictures/10000201000000680000000EDCA6064884E9A3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0595c" officeooo:paragraph-rsid="0000595c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00595c" officeooo:paragraph-rsid="0000595c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5.807cm"/>
          <style:tab-stop style:position="15.404cm" style:type="center"/>
          <style:tab-stop style:position="21.299cm" style:type="right"/>
        </style:tab-stops>
      </style:paragraph-properties>
      <style:text-properties officeooo:rsid="0007cfba" officeooo:paragraph-rsid="0007cfba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5.895cm"/>
          <style:tab-stop style:position="15.492cm" style:type="center"/>
          <style:tab-stop style:position="21.299cm" style:type="right"/>
        </style:tab-stops>
      </style:paragraph-properties>
      <style:text-properties officeooo:rsid="00108297" officeooo:paragraph-rsid="00108297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vertical-align="middle">
        <style:tab-stops>
          <style:tab-stop style:position="5.997cm"/>
          <style:tab-stop style:position="15.302cm"/>
          <style:tab-stop style:position="21.299cm" style:type="right"/>
        </style:tab-stops>
      </style:paragraph-properties>
      <style:text-properties officeooo:rsid="00128898" officeooo:paragraph-rsid="00128898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60eb2" officeooo:paragraph-rsid="00048949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language="ru" fo:country="RU" officeooo:rsid="0007cfba" officeooo:paragraph-rsid="0007cfb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0b6570" officeooo:paragraph-rsid="000b6570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0b6570" officeooo:paragraph-rsid="000b6570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08297" officeooo:paragraph-rsid="000d50bf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50cca" officeooo:paragraph-rsid="0014f792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5fbf4" officeooo:paragraph-rsid="0015fbf4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5fbf4" officeooo:paragraph-rsid="0015fbf4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fo:font-weight="bold" officeooo:rsid="0016729c" officeooo:paragraph-rsid="0016729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6729c" officeooo:paragraph-rsid="0016729c"/>
    </style:style>
    <style:style style:name="P16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6729c" officeooo:paragraph-rsid="0018043d"/>
    </style:style>
    <style:style style:name="P17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8043d" officeooo:paragraph-rsid="0018043d"/>
    </style:style>
    <style:style style:name="P18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b2d51" officeooo:paragraph-rsid="001b2d51"/>
    </style:style>
    <style:style style:name="P19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c3a74" officeooo:paragraph-rsid="001c3a74"/>
    </style:style>
    <style:style style:name="P20" style:family="paragraph" style:parent-style-name="Standard">
      <loext:graphic-properties draw:fill="none"/>
      <style:paragraph-properties fo:margin-left="0cm" fo:margin-right="0cm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paragraph-rsid="001951b5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50cca" officeooo:paragraph-rsid="00150cca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50cca" officeooo:paragraph-rsid="0015fbf4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0d50bf" officeooo:paragraph-rsid="000d50bf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6fe35" officeooo:paragraph-rsid="000737a8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rsid="0006fe35" officeooo:paragraph-rsid="000c098a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4f792" officeooo:paragraph-rsid="0014f792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0b51d8" officeooo:paragraph-rsid="000b51d8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048949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rsid="0006fe35" officeooo:paragraph-rsid="000737a8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08297" officeooo:paragraph-rsid="00108297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28898" officeooo:paragraph-rsid="00108297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fo:language="ru" fo:country="RU" officeooo:rsid="00128898" officeooo:paragraph-rsid="00128898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45242" officeooo:paragraph-rsid="00145242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108297" officeooo:paragraph-rsid="00128898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style:vertical-align="middle">
        <style:tab-stops>
          <style:tab-stop style:position="10.65cm" style:type="center"/>
          <style:tab-stop style:position="21.299cm" style:type="right"/>
        </style:tab-stops>
      </style:paragraph-properties>
      <style:text-properties officeooo:rsid="0007cfba" officeooo:paragraph-rsid="0007f030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officeooo:rsid="0000595c" style:font-weight-asian="bold" style:font-weight-complex="bold"/>
    </style:style>
    <style:style style:name="T4" style:family="text">
      <style:text-properties fo:language="ru" fo:country="RU" fo:font-weight="bold" officeooo:rsid="00060eb2" style:font-weight-asian="bold" style:font-weight-complex="bold"/>
    </style:style>
    <style:style style:name="T5" style:family="text">
      <style:text-properties fo:language="ru" fo:country="RU" officeooo:rsid="0000595c"/>
    </style:style>
    <style:style style:name="T6" style:family="text">
      <style:text-properties fo:language="ru" fo:country="RU" officeooo:rsid="00019f8c"/>
    </style:style>
    <style:style style:name="T7" style:family="text">
      <style:text-properties fo:language="ru" fo:country="RU" officeooo:rsid="00048949"/>
    </style:style>
    <style:style style:name="T8" style:family="text">
      <style:text-properties fo:language="ru" fo:country="RU" officeooo:rsid="00060eb2"/>
    </style:style>
    <style:style style:name="T9" style:family="text">
      <style:text-properties fo:language="ru" fo:country="RU" officeooo:rsid="000737a8"/>
    </style:style>
    <style:style style:name="T10" style:family="text">
      <style:text-properties fo:language="ru" fo:country="RU" officeooo:rsid="0007cfba"/>
    </style:style>
    <style:style style:name="T11" style:family="text">
      <style:text-properties fo:language="ru" fo:country="RU" officeooo:rsid="0007f030"/>
    </style:style>
    <style:style style:name="T12" style:family="text">
      <style:text-properties fo:language="ru" fo:country="RU" officeooo:rsid="00094e70"/>
    </style:style>
    <style:style style:name="T13" style:family="text">
      <style:text-properties fo:language="ru" fo:country="RU" officeooo:rsid="000ae80c"/>
    </style:style>
    <style:style style:name="T14" style:family="text">
      <style:text-properties fo:language="ru" fo:country="RU" officeooo:rsid="000b6570"/>
    </style:style>
    <style:style style:name="T15" style:family="text">
      <style:text-properties fo:language="ru" fo:country="RU" officeooo:rsid="000c098a"/>
    </style:style>
    <style:style style:name="T16" style:family="text">
      <style:text-properties fo:language="ru" fo:country="RU" officeooo:rsid="000c3708"/>
    </style:style>
    <style:style style:name="T17" style:family="text">
      <style:text-properties fo:language="ru" fo:country="RU" officeooo:rsid="000e79b1"/>
    </style:style>
    <style:style style:name="T18" style:family="text">
      <style:text-properties fo:language="ru" fo:country="RU" officeooo:rsid="000f1ab1"/>
    </style:style>
    <style:style style:name="T19" style:family="text">
      <style:text-properties fo:language="ru" fo:country="RU" officeooo:rsid="00108297"/>
    </style:style>
    <style:style style:name="T20" style:family="text">
      <style:text-properties fo:language="ru" fo:country="RU" officeooo:rsid="00128898"/>
    </style:style>
    <style:style style:name="T21" style:family="text">
      <style:text-properties fo:language="ru" fo:country="RU" officeooo:rsid="00145242"/>
    </style:style>
    <style:style style:name="T22" style:family="text">
      <style:text-properties fo:language="ru" fo:country="RU" officeooo:rsid="00148dce"/>
    </style:style>
    <style:style style:name="T23" style:family="text">
      <style:text-properties fo:language="ru" fo:country="RU" officeooo:rsid="00150cca"/>
    </style:style>
    <style:style style:name="T24" style:family="text">
      <style:text-properties fo:language="ru" fo:country="RU" officeooo:rsid="0015fbf4"/>
    </style:style>
    <style:style style:name="T25" style:family="text">
      <style:text-properties fo:language="ru" fo:country="RU" officeooo:rsid="0016729c"/>
    </style:style>
    <style:style style:name="T26" style:family="text">
      <style:text-properties fo:language="ru" fo:country="RU" officeooo:rsid="0018043d"/>
    </style:style>
    <style:style style:name="T27" style:family="text">
      <style:text-properties fo:language="ru" fo:country="RU" fo:font-style="italic" style:font-style-asian="italic" style:font-style-complex="italic"/>
    </style:style>
    <style:style style:name="T28" style:family="text">
      <style:text-properties fo:language="ru" fo:country="RU" fo:font-style="italic" officeooo:rsid="0018043d" style:font-style-asian="italic" style:font-style-complex="italic"/>
    </style:style>
    <style:style style:name="T29" style:family="text">
      <style:text-properties fo:language="ru" fo:country="RU" officeooo:rsid="001951b5"/>
    </style:style>
    <style:style style:name="T30" style:family="text">
      <style:text-properties fo:language="ru" fo:country="RU" officeooo:rsid="001fe256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07cfba"/>
    </style:style>
    <style:style style:name="T33" style:family="text">
      <style:text-properties fo:language="en" fo:country="US" officeooo:rsid="000b6570"/>
    </style:style>
    <style:style style:name="T34" style:family="text">
      <style:text-properties fo:language="en" fo:country="US" officeooo:rsid="00128898"/>
    </style:style>
    <style:style style:name="T35" style:family="text">
      <style:text-properties fo:language="en" fo:country="US" officeooo:rsid="0015fbf4"/>
    </style:style>
    <style:style style:name="T36" style:family="text">
      <style:text-properties fo:language="en" fo:country="US" officeooo:rsid="0018043d"/>
    </style:style>
    <style:style style:name="T37" style:family="text">
      <style:text-properties fo:language="en" fo:country="US" officeooo:rsid="001951b5"/>
    </style:style>
    <style:style style:name="T38" style:family="text">
      <style:text-properties fo:language="en" fo:country="US" officeooo:rsid="001d401d"/>
    </style:style>
    <style:style style:name="T39" style:family="text">
      <style:text-properties fo:language="en" fo:country="US" officeooo:rsid="001fe256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  <text:sequence-decl text:display-outline-level="1" text:separation-character="." text:name="Equation"/>
      </text:sequence-decls>
      <text:p text:style-name="P2">Василевский А.В.</text:p>
      <text:p text:style-name="P2"/>
      <text:p text:style-name="P2">Методологическая база парадокса Эйнштейна – Подольского – Розена, квантовой запутанности и телепортации.</text:p>
      <text:p text:style-name="P1"/>
      <text:p text:style-name="P1"/>
      <text:p text:style-name="P1"/>
      <text:p text:style-name="P1"/>
      <text:p text:style-name="P28"><text:span text:style-name="T3">1.</text:span><text:span text:style-name="T5"> Квантово-механическое описание реальности является довольно сложным для понимания не только обывателю, но даже серьезным ученым. Даже понятие вероятности в квантовой теории определено не совсем в классическом смысле. </text:span><text:span text:style-name="T6">Пожалуй, </text:span><text:span text:style-name="T5">наиболее «</text:span><text:span text:style-name="T6">опасные»</text:span><text:span text:style-name="T5"> момент</text:span><text:span text:style-name="T6">ы</text:span><text:span text:style-name="T5"> теории кро</text:span><text:span text:style-name="T6">ю</text:span><text:span text:style-name="T5">тся фактически в самом ее основании: </text:span><text:span text:style-name="T6">в истолковании смысла волновой функции системы, состояния системы и процесса измерения физических величин. Некорректное понимание этих моментов теории приводит к возникновению парадоксов. Так, в 1935 г. Эйнштейном совместно с Б.Подольским и Н.Розеном в статье «</text:span>Можно ли считать квантово-механическое описание физической реальности полным?<text:span text:style-name="T6">» был выдвинут тезис о неполноте квантовой механики на основании мысленного эксперимента, итогом которого </text:span><text:span text:style-name="T7">(в контексте квантово-механического описания)</text:span><text:span text:style-name="T6"> стал противоречащий «здравому смыслу» вывод о (мгновенном) влиянии физически не взаимодействующих систем друг на друга. Критика Эйнштейна была развенчана Бором в его ответной статье </text:span><text:span text:style-name="T7">с тем же названием</text:span><text:span text:style-name="T6">. </text:span><text:span text:style-name="T7">Спор между учеными не подорвал основ квантовой механики. Напротив, он подтолкнул исследователей к более тщательному изучению парадокса ЭПР и эффекта квантовой запутанности. В настоящий момент на основе запутанных пар частиц изучается феномен квантовой телепортации. </text:span><text:span text:style-name="T8">Сообщается об успешном проведении масштабных экспериментов в этом направлении </text:span><text:span text:style-name="T38">[3]</text:span><text:span text:style-name="T8">.</text:span></text:p>
      <text:p text:style-name="P6"/>
      <text:p text:style-name="P29"><text:span text:style-name="T4">2.</text:span><text:span text:style-name="T8"> </text:span><text:span text:style-name="T1">Парадокс ЭПР является следствием «обывательского» воззрения Эйнштейна и соавторов на понятие состояния квантовой системы </text:span><text:span text:style-name="T38">[1]</text:span><text:span text:style-name="T1">. Смысл его заключается в следующем.</text:span></text:p>
      <text:p text:style-name="P24"><text:span text:style-name="T1">Рассматривается распад частицы на пару более не взаимодействующих частиц. Постулируется, что в начальный момент времени (до распада) импульс и положение <text:s/>частицы известны сколь угодно точно. После распада одновременно определяется импульс первой частицы и положение второй частицы. Исходя из закона сохранения импульса это позволяет одновременно </text:span><text:span text:style-name="T9">определить</text:span><text:span text:style-name="T1"> импульс второй и положение первой частицы, что противоречит соотношению неопределенностей Гейзенберга.</text:span></text:p>
      <text:p text:style-name="P25"><text:span text:style-name="T9">С другой стороны, если изначально воспользоваться квантово-механическим подходом, получим противоречие с базовыми принципами классической физики – нарушается принцип причинности. Пусть </text:span><text:span text:style-name="T10">измеряется физическая величина </text:span><text:span text:style-name="T32">A </text:span><text:span text:style-name="T14">(которой сопоставлен эрмитов оператор </text:span><text:span text:style-name="T14"><draw:g text:anchor-type="as-char" svg:y="-0.372cm" draw:z-index="8" draw:style-name="gr1"><svg:title>TexMaths</svg:title><svg:desc>14§display§\hat{A}§svg§600§TRUE§</svg:desc><draw:frame draw:style-name="gr2" draw:text-style-name="P36" svg:width="0.285cm" svg:height="0.373cm" svg:x="0cm" svg:y="0cm"><draw:image xlink:href="Pictures/10000798000000FD0000014DBDF55AB0AFABAF18.svg" xlink:type="simple" xlink:show="embed" xlink:actuate="onLoad" loext:mime-type="image/svg+xml"><text:p/></draw:image><draw:image xlink:href="Pictures/100002010000000A0000000DE11F3A9D715B91E7.png" xlink:type="simple" xlink:show="embed" xlink:actuate="onLoad" loext:mime-type="image/png"/></draw:frame></draw:g></text:span><text:span text:style-name="T32"><text:s/></text:span><text:span text:style-name="T14">с невырожденным спектром </text:span><text:span text:style-name="T14"><draw:g text:anchor-type="as-char" svg:y="-0.175cm" draw:z-index="9" draw:style-name="gr1"><svg:title>TexMaths</svg:title><svg:desc>14§display§a_i§svg§600§TRUE§</svg:desc><draw:frame draw:style-name="gr2" draw:text-style-name="P36" svg:width="0.304cm" svg:height="0.235cm" svg:x="0cm" svg:y="0cm"><draw:image xlink:href="Pictures/10000CAC00000110000000D3C6FC0D6CB471D9C2.svg" xlink:type="simple" xlink:show="embed" xlink:actuate="onLoad" loext:mime-type="image/svg+xml"><text:p/></draw:image><draw:image xlink:href="Pictures/100002010000000A00000008120A38328B2DB46B.png" xlink:type="simple" xlink:show="embed" xlink:actuate="onLoad" loext:mime-type="image/png"/></draw:frame></draw:g></text:span><text:span text:style-name="T33">) </text:span><text:span text:style-name="T10">первой частицы</text:span><text:span text:style-name="T32">, </text:span><text:span text:style-name="T39">т.</text:span><text:span text:style-name="T30">е.</text:span><text:span text:style-name="T10"> </text:span><text:span text:style-name="T10"><draw:g text:anchor-type="as-char" svg:y="-0.393cm" draw:z-index="0" draw:style-name="gr1"><svg:title>TexMaths</svg:title><svg:desc>14§display§\hat{A} \psi_i(x_1) = a_i \psi_i(x_1)§svg§600§TRUE§</svg:desc><draw:frame draw:style-name="gr2" draw:text-style-name="P36" svg:width="3.34cm" svg:height="0.498cm" svg:x="0cm" svg:y="0cm"><draw:image xlink:href="Pictures/10004B3A00000BA6000001BF9ED3C436770050CE.svg" xlink:type="simple" xlink:show="embed" xlink:actuate="onLoad" loext:mime-type="image/svg+xml"><text:p/></draw:image><draw:image xlink:href="Pictures/100002010000007100000011C5A8793017EAFA6C.png" xlink:type="simple" xlink:show="embed" xlink:actuate="onLoad" loext:mime-type="image/png"/></draw:frame></draw:g></text:span><text:span text:style-name="T10">, где </text:span><text:span text:style-name="T10"><draw:g text:anchor-type="as-char" svg:y="-0.318cm" draw:z-index="10" draw:style-name="gr1"><svg:title>TexMaths</svg:title><svg:desc>14§display§\psi(x_1)§svg§600§TRUE§</svg:desc><draw:frame draw:style-name="gr2" draw:text-style-name="P36" svg:width="0.967cm" svg:height="0.424cm" svg:x="0cm" svg:y="0.001cm"><draw:image xlink:href="Pictures/1000167F000003610000017A7E15C3B8BBEEB521.svg" xlink:type="simple" xlink:show="embed" xlink:actuate="onLoad" loext:mime-type="image/svg+xml"><text:p/></draw:image><draw:image xlink:href="Pictures/10000201000000210000000E14F01B76D24665BB.png" xlink:type="simple" xlink:show="embed" xlink:actuate="onLoad" loext:mime-type="image/png"/></draw:frame></draw:g></text:span><text:span text:style-name="T10"><text:s/>– </text:span><text:span text:style-name="T15">волновая функция первой частицы,</text:span><text:span text:style-name="T10"> </text:span><text:span text:style-name="T32"><draw:g text:anchor-type="as-char" svg:y="-0.194cm" draw:z-index="1" draw:style-name="gr1"><svg:title>TexMaths</svg:title><svg:desc>14§display§x_1§svg§600§TRUE§</svg:desc><draw:frame draw:style-name="gr2" draw:text-style-name="P36" svg:width="0.384cm" svg:height="0.264cm" svg:x="0cm" svg:y="0cm"><draw:image xlink:href="Pictures/10000A5E00000158000000EB6C4EDE9E306BC169.svg" xlink:type="simple" xlink:show="embed" xlink:actuate="onLoad" loext:mime-type="image/svg+xml"><text:p/></draw:image><draw:image xlink:href="Pictures/100002010000000D0000000936DD6A87FFF91D01.png" xlink:type="simple" xlink:show="embed" xlink:actuate="onLoad" loext:mime-type="image/png"/></draw:frame></draw:g></text:span><text:span text:style-name="T32"><text:s/>– </text:span><text:span text:style-name="T10">совокупность координат для описания первой частицы. Волновую функцию системы можно представить в виде разложения по ортогональному базису </text:span><text:span text:style-name="T10"><draw:g text:anchor-type="as-char" svg:y="-0.318cm" draw:z-index="4" draw:style-name="gr1"><svg:title>TexMaths</svg:title><svg:desc>14§display§\qty{\psi_i(x_1)}§svg§600§TRUE§</svg:desc><draw:frame draw:style-name="gr2" draw:text-style-name="P36" svg:width="1.491cm" svg:height="0.424cm" svg:x="0cm" svg:y="0.001cm"><draw:image xlink:href="Pictures/100025C1000005320000017AB6A8221085145CF1.svg" xlink:type="simple" xlink:show="embed" xlink:actuate="onLoad" loext:mime-type="image/svg+xml"><text:p/></draw:image><draw:image xlink:href="Pictures/10000201000000320000000EDE7A5A4589486DF5.png" xlink:type="simple" xlink:show="embed" xlink:actuate="onLoad" loext:mime-type="image/png"/></draw:frame></draw:g></text:span><text:span text:style-name="T10">:</text:span></text:p>
      <text:p text:style-name="P7"/>
      <text:p text:style-name="P3"><text:span text:style-name="T1"><text:tab/></text:span><text:span text:style-name="T1"><draw:g text:anchor-type="as-char" svg:y="-0.381cm" draw:z-index="2" draw:style-name="gr1"><svg:title>TexMaths</svg:title><svg:desc>14§display§\Psi(x_1,x_2) = \sum\xi_i(x_2)\psi_i(x_1)§svg§600§TRUE§</svg:desc><draw:frame draw:style-name="gr2" draw:text-style-name="P36" svg:width="4.846cm" svg:height="0.581cm" svg:x="0cm" svg:y="0cm"><draw:image xlink:href="Pictures/10006311000010E700000207D0BE87B25F0130B1.svg" xlink:type="simple" xlink:show="embed" xlink:actuate="onLoad" loext:mime-type="image/svg+xml"><text:p/></draw:image><draw:image xlink:href="Pictures/10000201000000A4000000141A295C7BE5D130C2.png" xlink:type="simple" xlink:show="embed" xlink:actuate="onLoad" loext:mime-type="image/png"/></draw:frame></draw:g></text:span><text:span text:style-name="T1"><text:tab/>(</text:span><text:span text:style-name="T1"><text:sequence text:ref-name="refEquation0" text:name="Equation" text:formula="ooow:Equation+1" style:num-format="1">1</text:sequence></text:span><text:span text:style-name="T1">)</text:span></text:p>
      <text:p text:style-name="P35"><text:span text:style-name="T1">где </text:span><text:span text:style-name="T1"><draw:g text:anchor-type="as-char" svg:y="-0.318cm" draw:z-index="3" draw:style-name="gr1"><svg:title>TexMaths</svg:title><svg:desc>14§display§\xi(x_2)§svg§600§TRUE§</svg:desc><draw:frame draw:style-name="gr2" draw:text-style-name="P36" svg:width="0.886cm" svg:height="0.424cm" svg:x="0cm" svg:y="0.001cm"><draw:image xlink:href="Pictures/10001A86000003190000017A2DB4E7C0C008ADE0.svg" xlink:type="simple" xlink:show="embed" xlink:actuate="onLoad" loext:mime-type="image/svg+xml"><text:p/></draw:image><draw:image xlink:href="Pictures/100002010000001E0000000E4F8A04FE4A2E6F45.png" xlink:type="simple" xlink:show="embed" xlink:actuate="onLoad" loext:mime-type="image/png"/></draw:frame></draw:g></text:span><text:span text:style-name="T1"><text:s/>– волновая функция второй частицы. В момент измерения величины </text:span><text:span text:style-name="T31">A </text:span><text:span text:style-name="T1">с результатом измерения </text:span><text:span text:style-name="T1"><draw:g text:anchor-type="as-char" svg:y="-0.198cm" draw:z-index="5" draw:style-name="gr1"><svg:title>TexMaths</svg:title><svg:desc>14§display§a_k§svg§600§TRUE§</svg:desc><draw:frame draw:style-name="gr2" draw:text-style-name="P36" svg:width="0.392cm" svg:height="0.265cm" svg:x="0cm" svg:y="0cm"><draw:image xlink:href="Pictures/10000F0700000160000000EDD02C3F4DF7661D9E.svg" xlink:type="simple" xlink:show="embed" xlink:actuate="onLoad" loext:mime-type="image/svg+xml"><text:p/></draw:image><draw:image xlink:href="Pictures/100002010000000D00000009707CEAED7380B568.png" xlink:type="simple" xlink:show="embed" xlink:actuate="onLoad" loext:mime-type="image/png"/></draw:frame></draw:g></text:span><text:span text:style-name="T1"><text:s/>происходит «редукция волнового пакета»: волновая функция системы коллапсирует до </text:span><text:span text:style-name="T1"><draw:g text:anchor-type="as-char" svg:y="-0.318cm" draw:z-index="6" draw:style-name="gr1"><svg:title>TexMaths</svg:title><svg:desc>14§display§\Psi(x_1,x_2) = \xi_k(x_2)\psi_k(x_1)§svg§600§TRUE§</svg:desc><draw:frame draw:style-name="gr2" draw:text-style-name="P36" svg:width="4.336cm" svg:height="0.424cm" svg:x="0cm" svg:y="0.001cm"><draw:image xlink:href="Pictures/1000645B00000F200000017A439A2C3105CAD1AD.svg" xlink:type="simple" xlink:show="embed" xlink:actuate="onLoad" loext:mime-type="image/svg+xml"><text:p/></draw:image><draw:image xlink:href="Pictures/10000201000000920000000E8290685382174C02.png" xlink:type="simple" xlink:show="embed" xlink:actuate="onLoad" loext:mime-type="image/png"/></draw:frame></draw:g></text:span><text:span text:style-name="T1">. </text:span><text:span text:style-name="T11">Таким образом считается, что вторая частица переходит в состояние, определяемое волновой функцией </text:span><text:span text:style-name="T11"><draw:g text:anchor-type="as-char" svg:y="-0.318cm" draw:z-index="7" draw:style-name="gr1"><svg:title>TexMaths</svg:title><svg:desc>14§display§\xi_k(x_2)§svg§600§TRUE§</svg:desc><draw:frame draw:style-name="gr2" draw:text-style-name="P36" svg:width="1.063cm" svg:height="0.424cm" svg:x="0cm" svg:y="0.001cm"><draw:image xlink:href="Pictures/10002266000003B60000017A40308545F41E3650.svg" xlink:type="simple" xlink:show="embed" xlink:actuate="onLoad" loext:mime-type="image/svg+xml"><text:p/></draw:image><draw:image xlink:href="Pictures/10000201000000240000000EF647D36C6F0E5864.png" xlink:type="simple" xlink:show="embed" xlink:actuate="onLoad" loext:mime-type="image/png"/></draw:frame></draw:g></text:span><text:span text:style-name="T11">, т. е. состояние обретенное становится «физически реальным». Таким образом, измерение, проведенное на первой частице, </text:span><text:span text:style-name="T13">никак не связанной со второй частицей</text:span><text:span text:style-name="T11">, влияет на </text:span><text:soft-page-break/><text:span text:style-name="T11">состояние второй частицы, причем мгновенно, </text:span><text:span text:style-name="T12">что противоречит основам физического взаимодействия.</text:span></text:p>
      <text:p text:style-name="P27"><text:span text:style-name="T12">Н</text:span><text:span text:style-name="T1">а самом же деле никакого парадокса нет. В первом случае измерение импульса первой частицы переводит обе частицы в состояние с известным импульсом и неопределенным положением, однако последующее измерение (одновременное измерение невозможно) координаты второй частицы снова переводит частицы в состояние с неопределенным импульсом (но определенным положением). Потому говорить об одновременном измерении координат и импульсов </text:span><text:span text:style-name="T16">обоих частиц </text:span><text:span text:style-name="T1">бессмысленно.</text:span></text:p>
      <text:p text:style-name="P9">Во втором случае явно демонстрируется нелокальность квантовой механики – феномен запутанных частиц.</text:p>
      <text:p text:style-name="P8"/>
      <text:p text:style-name="P23"><text:span text:style-name="T2">3.</text:span><text:span text:style-name="T1"> В настоящий момент активно изучается феномен квантовой запутанности двух </text:span><text:span text:style-name="T17">(</text:span><text:span text:style-name="T1">и более</text:span><text:span text:style-name="T17">)</text:span><text:span text:style-name="T1"> частиц. </text:span><text:span text:style-name="T18">Рассмотрим феномен запутанности на примере двух фотонов с суммарным нулевым спином </text:span><text:span text:style-name="T38">[2]</text:span><text:span text:style-name="T18">. </text:span><text:span text:style-name="T19">Такая система описывается волновой функцией вида</text:span></text:p>
      <text:p text:style-name="P10"/>
      <text:p text:style-name="P4"><text:span text:style-name="T1"><text:tab/></text:span><text:span text:style-name="T1"><draw:g text:anchor-type="as-char" svg:y="-0.542cm" draw:z-index="11" draw:style-name="gr1"><svg:title>TexMaths</svg:title><svg:desc>14§display§\ket{\psi} = \frac{1}{\sqrt{2}} \qty(\ket{\uparrow\downarrow}+\ket{\downarrow\uparrow})§svg§600§TRUE§</svg:desc><draw:frame draw:style-name="gr2" draw:text-style-name="P36" svg:width="3.767cm" svg:height="0.925cm" svg:x="0cm" svg:y="0cm"><draw:image xlink:href="Pictures/1000342900000D230000033995DCC6F0F147326B.svg" xlink:type="simple" xlink:show="embed" xlink:actuate="onLoad" loext:mime-type="image/svg+xml"><text:p/></draw:image><draw:image xlink:href="Pictures/100002010000007F0000001F20F8E60042CF4358.png" xlink:type="simple" xlink:show="embed" xlink:actuate="onLoad" loext:mime-type="image/png"/></draw:frame></draw:g></text:span><text:span text:style-name="T1"><text:tab/>(</text:span><text:span text:style-name="T1"><text:sequence text:ref-name="refEquation1" text:name="Equation" text:formula="ooow:Equation+1" style:num-format="1">2</text:sequence></text:span><text:span text:style-name="T1">)</text:span></text:p>
      <text:p text:style-name="P30"/>
      <text:p text:style-name="P34"><text:span text:style-name="T1">где для краткости введено </text:span><text:span text:style-name="T1"><draw:g text:anchor-type="as-char" svg:y="-0.316cm" draw:z-index="12" draw:style-name="gr1"><svg:title>TexMaths</svg:title><svg:desc>14§display§\ket{\uparrow\downarrow} = \ket{\uparrow}_1\otimes\ket{\downarrow}_2§svg§600§TRUE§</svg:desc><draw:frame draw:style-name="gr2" draw:text-style-name="P36" svg:width="2.924cm" svg:height="0.444cm" svg:x="0cm" svg:y="0cm"><draw:image xlink:href="Pictures/1000265C00000A340000018B415E510A17383EDB.svg" xlink:type="simple" xlink:show="embed" xlink:actuate="onLoad" loext:mime-type="image/svg+xml"><text:p/></draw:image><draw:image xlink:href="Pictures/10000201000000630000000FE99CA0C3E7CB8248.png" xlink:type="simple" xlink:show="embed" xlink:actuate="onLoad" loext:mime-type="image/png"/></draw:frame></draw:g></text:span><text:span text:style-name="T1">. </text:span><text:span text:style-name="T20">Несложно показать, что среднее значение произведения проекций </text:span><text:span text:style-name="T21">обоих </text:span><text:span text:style-name="T20">спин</text:span><text:span text:style-name="T21">ов</text:span><text:span text:style-name="T20"> на ось </text:span><text:span text:style-name="T34"><draw:g text:anchor-type="as-char" svg:y="-0.295cm" draw:z-index="14" draw:style-name="gr1"><svg:title>TexMaths</svg:title><svg:desc>14§display§i = \qty{x|y|z}§svg§600§TRUE§</svg:desc><draw:frame draw:style-name="gr2" draw:text-style-name="P36" svg:width="1.876cm" svg:height="0.392cm" svg:x="0cm" svg:y="0cm"><draw:image xlink:href="Pictures/100029A40000068B0000015F5D3EE0E04E58DB89.svg" xlink:type="simple" xlink:show="embed" xlink:actuate="onLoad" loext:mime-type="image/svg+xml"><text:p/></draw:image><draw:image xlink:href="Pictures/100002010000003F0000000D3CF7AC29D16F95C1.png" xlink:type="simple" xlink:show="embed" xlink:actuate="onLoad" loext:mime-type="image/png"/></draw:frame></draw:g></text:span><text:span text:style-name="T34"><text:s/></text:span><text:span text:style-name="T21">равна -1:</text:span></text:p>
      <text:p text:style-name="P31"/>
      <text:p text:style-name="P5"><text:span text:style-name="T1"><text:tab/></text:span><text:span text:style-name="T1"><draw:g text:anchor-type="as-char" svg:y="-0.413cm" draw:z-index="13" draw:style-name="gr1"><svg:title>TexMaths</svg:title><svg:desc>14§display§\ev{\sigma^{(i)}_1\otimes\sigma^{(i)}_2}{\psi} = -1§svg§600§TRUE§</svg:desc><draw:frame draw:style-name="gr2" draw:text-style-name="P36" svg:width="3.774cm" svg:height="0.518cm" svg:x="0cm" svg:y="0cm"><draw:image xlink:href="Pictures/1000403300000D2B000001CDDE7285222FB9756A.svg" xlink:type="simple" xlink:show="embed" xlink:actuate="onLoad" loext:mime-type="image/svg+xml"><text:p/></draw:image><draw:image xlink:href="Pictures/100002010000007F00000011AB844CABF6E83568.png" xlink:type="simple" xlink:show="embed" xlink:actuate="onLoad" loext:mime-type="image/png"/></draw:frame></draw:g></text:span><text:span text:style-name="T1"><text:tab/>(</text:span><text:span text:style-name="T1"><text:sequence text:ref-name="refEquation2" text:name="Equation" text:formula="ooow:Equation+1" style:num-format="1">3</text:sequence></text:span><text:span text:style-name="T1">)</text:span></text:p>
      <text:p text:style-name="P32"/>
      <text:p text:style-name="P33"><text:span text:style-name="T1">Это и выражает суть запутанности: если известен спин одной из частиц, спин второй частицы </text:span><text:span text:style-name="T22">противоположен по знаку, </text:span><text:span text:style-name="T1">дополня</text:span><text:span text:style-name="T22">я</text:span><text:span text:style-name="T1"> суммарный спин до н</text:span><text:span text:style-name="T22">у</text:span><text:span text:style-name="T1">ля.</text:span></text:p>
      <text:p text:style-name="P26"><text:span text:style-name="T1">Интересно, что феномен запутанности носит нелокальный характер. Иными словами, нет теоретических (и, как выясняется в экспериментах, практических) препятствий двум частицам оставаться запутанными, будучи разнесенными на (огромные) расстояния. </text:span><text:span text:style-name="T23">Данный факт лег в основу идеи о квантовой телепортации.</text:span></text:p>
      <text:p text:style-name="P11"/>
      <text:p text:style-name="P21"><text:span text:style-name="T2">4.</text:span><text:span text:style-name="T1"> Основной идеей квантовой телепортации является перенос квантового состояния одной частицы на другую запутанную с первой частицу. При этом для извлечения </text:span><text:span text:style-name="T24">реальной </text:span><text:span text:style-name="T1">пользы из этого явления кроме квантового канала (запутанной пары частиц) необходимо также иметь и классический канал связи для передачи сведений о полном состоянии системы.</text:span></text:p>
      <text:p text:style-name="P22"><text:span text:style-name="T1">Рассмотрим идею приложения квантовой телепортации к задаче </text:span><text:span text:style-name="T24">передачи кубита данных на расстояние </text:span><text:span text:style-name="T38">[4]</text:span><text:span text:style-name="T24">. Пусть есть частица </text:span><text:span text:style-name="T35">A, </text:span><text:span text:style-name="T24">описываемая волновой функцией </text:span><text:span text:style-name="T24"><draw:g text:anchor-type="as-char" svg:y="-0.318cm" draw:z-index="15" draw:style-name="gr1"><svg:title>TexMaths</svg:title><svg:desc>14§display§\ket{\psi} = \alpha \ket{0} + \beta \ket{1}§svg§600§TRUE§</svg:desc><draw:frame draw:style-name="gr2" draw:text-style-name="P36" svg:width="3.07cm" svg:height="0.424cm" svg:x="0cm" svg:y="0.001cm"><draw:image xlink:href="Pictures/100028B200000AB60000017A4F00FC6DACAFCD61.svg" xlink:type="simple" xlink:show="embed" xlink:actuate="onLoad" loext:mime-type="image/svg+xml"><text:p/></draw:image><draw:image xlink:href="Pictures/10000201000000680000000EDCA6064884E9A36A.png" xlink:type="simple" xlink:show="embed" xlink:actuate="onLoad" loext:mime-type="image/png"/></draw:frame></draw:g></text:span><text:span text:style-name="T24">. Ставится задача передать ее квантовое состояние <text:s text:c="2"/>от отправителя к получателю. Для этого отправитель и получатель заранее генерируют пару запутанных кубитов C</text:span><text:span text:style-name="T35"> </text:span><text:span text:style-name="T24">и B соответственно</text:span><text:span text:style-name="T35">. </text:span><text:span text:style-name="T24">Затем совершается измерение над системой из частиц </text:span><text:span text:style-name="T35">A </text:span><text:span text:style-name="T24">и C, после чего они переходят в одно из четырех возможных состояний</text:span><text:span text:style-name="T35">. </text:span><text:span text:style-name="T24">Но частицы </text:span><text:span text:style-name="T35">C </text:span><text:span text:style-name="T24">и </text:span><text:span text:style-name="T35">B </text:span><text:span text:style-name="T24">запутаны. Потому в момент измерения </text:span><text:span text:style-name="T35">B </text:span><text:span text:style-name="T24">тоже переходит в некоторое определенное состояние. Восстановить состояние частицы </text:span><text:span text:style-name="T35">A </text:span><text:span text:style-name="T24">на частице </text:span><text:span text:style-name="T35">B </text:span><text:span text:style-name="T24">возможно, зная результаты совместного измерения </text:span><text:span text:style-name="T35">A </text:span><text:span text:style-name="T24">и </text:span><text:span text:style-name="T35">C, </text:span><text:span text:style-name="T24">для передачи которых и требуется классический канал передачи информации.</text:span></text:p>
      <text:p text:style-name="P13">Возможность осуществления подобного рода манипуляций очень важна в области защиты данных – квантовой криптографии. Гарантируется, что «перехватить» передаваемую по квантовому каналу связи информацию, при этом не изменив собственно передаваемой информации, невозможно.</text:p>
      <text:p text:style-name="P12"/>
      <text:p text:style-name="P14">Литература</text:p>
      <text:p text:style-name="P15"><text:soft-page-break/></text:p>
      <text:p text:style-name="P16"><text:span text:style-name="T1">1. </text:span><text:span text:style-name="T28">В.А.Фок, А.Эйнштейн, Б.Подольский и Н.Розен, Н.Бор.</text:span><text:span text:style-name="T26"> </text:span><text:span text:style-name="T1">«</text:span><text:span text:style-name="T26">М</text:span><text:span text:style-name="T1">ожно </text:span><text:span text:style-name="T26">л</text:span><text:span text:style-name="T1">и <text:s/>считать, <text:s text:c="2"/>что <text:s text:c="2"/>квантово-механическое </text:span><text:span text:style-name="T26">о</text:span><text:span text:style-name="T1">писание </text:span><text:span text:style-name="T26">ф</text:span><text:span text:style-name="T1">изической </text:span><text:span text:style-name="T26">р</text:span><text:span text:style-name="T1">еальности <text:s/>является <text:s/>полным?» // </text:span><text:span text:style-name="T26">Успехи физических наук. – М.: 1936. – Т. </text:span><text:span text:style-name="T36">XVII. – В</text:span><text:span text:style-name="T26">ып. 4</text:span></text:p>
      <text:p text:style-name="P17"><text:span text:style-name="T1">2. И.В.Баргатин, Б.А.Гришанин, В.Н.Задков</text:span><text:span text:style-name="T27">.</text:span><text:span text:style-name="T1"> </text:span><text:span text:style-name="T25">«</text:span><text:span text:style-name="T1">Запутанные квантовые состояния атомных систем</text:span><text:span text:style-name="T25">» // </text:span><text:span text:style-name="T1">Успехи физических наук. – М.: 2001. – Т. 171</text:span><text:span text:style-name="T31">. – </text:span><text:span text:style-name="T1">№. 6</text:span></text:p>
      <text:p text:style-name="P20"><text:span text:style-name="T29">3. Ализар А. «</text:span><text:span text:style-name="T1">Китайцы впервые в мире телепортировали фотоны с Земли на орбиту (1400 км)</text:span><text:span text:style-name="T29">». </text:span><text:span text:style-name="T37">URL: </text:span><text:a xlink:type="simple" xlink:href="https://habr.com/post/373625/" text:style-name="Internet_20_link" text:visited-style-name="Visited_20_Internet_20_Link"><text:span text:style-name="T29">https://habr.com/post/373625/</text:span></text:a></text:p>
      <text:p text:style-name="P18"><text:span text:style-name="T29">4. «</text:span><text:span text:style-name="T1">Квантовая телепортация</text:span><text:span text:style-name="T29">». </text:span><text:span text:style-name="T31">URL: </text:span><text:a xlink:type="simple" xlink:href="https://ru.wikipedia.org/wiki/Квантовая_телепортация" text:style-name="Internet_20_link" text:visited-style-name="Visited_20_Internet_20_Link">https://ru.wikipedia.org/wiki/</text:a><text:a xlink:type="simple" xlink:href="https://ru.wikipedia.org/wiki/Квантовая_телепортация" text:style-name="Internet_20_link" text:visited-style-name="Visited_20_Internet_20_Link"><text:span text:style-name="T1">Квантовая_телепортация</text:span></text:a></text:p>
      <text:p text:style-name="P19"><text:span text:style-name="T1">5. «Семинар «Квантовые компьютеры». №. 3. </text:span><text:span text:style-name="T31">URL: http://www.rec.vsu.ru/rus/ecourse/quantcomp/sem3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ddddd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11T14:18:35.465000000</dc:date>
    <meta:editing-duration>PT2H49M26S</meta:editing-duration>
    <meta:editing-cycles>29</meta:editing-cycles>
    <meta:document-statistic meta:table-count="0" meta:image-count="0" meta:object-count="0" meta:page-count="3" meta:paragraph-count="25" meta:word-count="821" meta:character-count="6494" meta:non-whitespace-character-count="5662"/>
    <meta:user-defined meta:name="TexMathsIgnorePreamble">FALSE</meta:user-defined>
    <meta:user-defined meta:name="TexMathsPreamble">% LaTex Compiler§§\usepackage{amsmath}§\usepackage{amssymb}§\usepackage{physics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